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2000000C05EC1315CBF2B85D4.png" manifest:media-type="image/png"/>
  <manifest:file-entry manifest:full-path="Pictures/1000AFF80000154A00000FEB08D1519C62BA1F9D.svg" manifest:media-type="image/svg+xml"/>
  <manifest:file-entry manifest:full-path="Pictures/100000000000017A00000171BEC55BB0BA0C64AB.png" manifest:media-type="image/png"/>
  <manifest:file-entry manifest:full-path="Pictures/100000000000017A00000171177EBD697E42E992.png" manifest:media-type="image/png"/>
  <manifest:file-entry manifest:full-path="Pictures/100002010000015C0000022CB9A9F430A8141E7A.png" manifest:media-type="image/png"/>
  <manifest:file-entry manifest:full-path="Pictures/1000020100000130000001102162B9CD0E869E5B.png" manifest:media-type="image/png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002010000019B000001E880CE966257468023.png" manifest:media-type="image/png"/>
  <manifest:file-entry manifest:full-path="Pictures/10000201000000B900000025F0C1219FC7E75F5A.png" manifest:media-type="image/png"/>
  <manifest:file-entry manifest:full-path="Pictures/100055C500000F4C0000031AA424FA8BD41AC5D7.svg" manifest:media-type="image/svg+xml"/>
  <manifest:file-entry manifest:full-path="Pictures/1000020100000104000000CAB7ED71B95FC8C9C8.png" manifest:media-type="image/png"/>
  <manifest:file-entry manifest:full-path="Pictures/1000020100000280000001A2401834828C72D7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89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6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9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5.177cm" fo:padding-top="0.053cm" fo:padding-bottom="0.053cm" fo:padding-left="0.053cm" fo:padding-right="0.053cm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7.666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6.6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19.656cm" fo:padding-top="0.027cm" fo:padding-bottom="0.027cm" fo:padding-left="0.027cm" fo:padding-right="0.027cm"/>
    </style:style>
    <style:style style:name="gr104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05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06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0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771cm" fo:padding-top="0.166cm" fo:padding-bottom="0.166cm" fo:padding-left="0.291cm" fo:padding-right="0.291cm"/>
    </style:style>
    <style:style style:name="gr10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0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10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517cm" fo:padding-top="0.166cm" fo:padding-bottom="0.166cm" fo:padding-left="0.291cm" fo:padding-right="0.291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11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5.177cm" fo:padding-top="0.053cm" fo:padding-bottom="0.053cm" fo:padding-left="0.053cm" fo:padding-right="0.053cm"/>
    </style:style>
    <style:style style:name="gr12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6.803cm" fo:padding-top="0.053cm" fo:padding-bottom="0.053cm" fo:padding-left="0.053cm" fo:padding-right="0.053cm"/>
      <style:paragraph-properties style:writing-mode="lr-tb"/>
    </style:style>
    <style:style style:name="gr12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431cm" fo:padding-top="0.053cm" fo:padding-bottom="0.053cm" fo:padding-left="0.053cm" fo:padding-right="0.053cm"/>
      <style:paragraph-properties style:writing-mode="lr-tb"/>
    </style:style>
    <style:style style:name="gr122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02cm" fo:min-width="17.596cm" fo:padding-top="0.041cm" fo:padding-bottom="0.041cm" fo:padding-left="0.041cm" fo:padding-right="0.041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4cm, 3.698cm, 0.792cm, 0.988cm)" draw:image-opacity="100%" style:mirror="none"/>
    </style:style>
    <style:style style:name="gr12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cm" fo:min-width="17.596cm" fo:padding-top="0.041cm" fo:padding-bottom="0.041cm" fo:padding-left="0.041cm" fo:padding-right="0.041cm"/>
    </style:style>
    <style:style style:name="gr125" style:family="graphic" style:parent-style-name="objectwithoutfill">
      <style:graphic-properties draw:stroke="solid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/>
      <style:paragraph-properties style:writing-mode="lr-tb"/>
    </style:style>
    <style:style style:name="gr12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12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2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130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131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3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3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34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3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36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3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138" style:family="graphic" style:parent-style-name="objectwithoutfill">
      <style:graphic-properties svg:stroke-color="#b2b2b2" draw:fill="solid" draw:textarea-vertical-align="middle"/>
    </style:style>
    <style:style style:name="gr139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1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144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gr145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3cm" fo:min-width="17.596cm" fo:padding-top="0.027cm" fo:padding-bottom="0.027cm" fo:padding-left="0.027cm" fo:padding-right="0.027cm"/>
    </style:style>
    <style:style style:name="gr14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6.396cm" fo:padding-top="0.053cm" fo:padding-bottom="0.053cm" fo:padding-left="0.053cm" fo:padding-right="0.053cm"/>
    </style:style>
    <style:style style:name="gr14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5.533cm" fo:padding-top="0.053cm" fo:padding-bottom="0.053cm" fo:padding-left="0.053cm" fo:padding-right="0.053cm"/>
      <style:paragraph-properties style:writing-mode="lr-tb"/>
    </style:style>
    <style:style style:name="gr148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8.328cm" fo:min-width="17.624cm" fo:padding-top="0.027cm" fo:padding-bottom="0.027cm" fo:padding-left="0.027cm" fo:padding-right="0.027cm"/>
    </style:style>
    <style:style style:name="gr149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5cm" fo:min-width="2.537cm" fo:padding-top="0.143cm" fo:padding-bottom="0.143cm" fo:padding-left="0.268cm" fo:padding-right="0.268cm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cm, 3.686cm, 0.777cm, 0.988cm)" draw:image-opacity="100%" style:mirror="none"/>
    </style:style>
    <style:style style:name="gr151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63cm" fo:min-width="0.328cm" fo:padding-top="0.143cm" fo:padding-bottom="0.143cm" fo:padding-left="0.268cm" fo:padding-right="0.268cm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574cm, 0.431cm, 0.082cm)" draw:image-opacity="100%" style:mirror="none"/>
    </style:style>
    <style:style style:name="gr153" style:family="graphic" style:parent-style-name="standard">
      <style:graphic-properties draw:stroke="dash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048cm" fo:min-width="2.537cm" fo:padding-top="0.143cm" fo:padding-bottom="0.143cm" fo:padding-left="0.268cm" fo:padding-right="0.268cm"/>
    </style:style>
    <style:style style:name="gr154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3cm" fo:min-width="1.013cm" fo:padding-top="0.143cm" fo:padding-bottom="0.143cm" fo:padding-left="0.268cm" fo:padding-right="0.268cm"/>
    </style:style>
    <style:style style:name="gr155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  <style:paragraph-properties style:writing-mode="lr-tb"/>
    </style:style>
    <style:style style:name="gr156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5.15cm" fo:min-width="2.614cm" fo:padding-top="0.143cm" fo:padding-bottom="0.143cm" fo:padding-left="0.268cm" fo:padding-right="0.268cm"/>
      <style:paragraph-properties style:writing-mode="lr-tb"/>
    </style:style>
    <style:style style:name="gr157" style:family="graphic" style:parent-style-name="standard">
      <style:graphic-properties draw:stroke="none" draw:stroke-dash="Dot" svg:stroke-width="0.035cm" svg:stroke-color="#00a933" draw:marker-start-width="0.253cm" draw:marker-end-width="0.253cm" svg:stroke-opacity="100%" draw:fill="solid" draw:fill-color="#fffff2" draw:opacity="99%" draw:textarea-horizontal-align="justify" draw:textarea-vertical-align="middle" draw:auto-grow-height="false" fo:min-height="0.628cm" fo:min-width="1.013cm" fo:padding-top="0.143cm" fo:padding-bottom="0.143cm" fo:padding-left="0.268cm" fo:padding-right="0.268cm"/>
    </style:style>
    <style:style style:name="gr158" style:family="graphic" style:parent-style-name="standard">
      <style:graphic-properties draw:stroke="none" draw:stroke-dash="Dot" svg:stroke-width="0.035cm" svg:stroke-color="#666666" draw:marker-start-width="0.253cm" draw:marker-end-width="0.253cm" svg:stroke-opacity="100%" draw:fill="solid" draw:fill-color="#fff2ff" draw:textarea-horizontal-align="justify" draw:textarea-vertical-align="middle" draw:auto-grow-height="false" fo:min-height="0.628cm" fo:min-width="0.429cm" fo:padding-top="0.143cm" fo:padding-bottom="0.143cm" fo:padding-left="0.268cm" fo:padding-right="0.268cm"/>
    </style:style>
    <style:style style:name="gr159" style:family="graphic" style:parent-style-name="objectwithoutfill">
      <style:graphic-properties draw:stroke="dash" svg:stroke-color="#b2b2b2" draw:fill="solid" draw:textarea-vertical-align="middle"/>
    </style:style>
    <style:style style:name="gr160" style:family="graphic" style:parent-style-name="standard">
      <style:graphic-properties draw:stroke="solid" draw:stroke-dash="Long_20_Dash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1.848cm" fo:min-width="2.614cm" fo:padding-top="0.143cm" fo:padding-bottom="0.143cm" fo:padding-left="0.268cm" fo:padding-right="0.268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622cm"/>
      <style:paragraph-properties style:writing-mode="lr-tb"/>
    </style:style>
    <style:style style:name="gr1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26cm" fo:min-width="6.396cm" fo:padding-top="0.053cm" fo:padding-bottom="0.053cm" fo:padding-left="0.053cm" fo:padding-right="0.053cm"/>
    </style:style>
    <style:style style:name="gr1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26cm" fo:min-width="5.533cm" fo:padding-top="0.053cm" fo:padding-bottom="0.053cm" fo:padding-left="0.053cm" fo:padding-right="0.053cm"/>
      <style:paragraph-properties style:writing-mode="lr-tb"/>
    </style:style>
    <style:style style:name="gr1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26cm" fo:min-width="5.431cm" fo:padding-top="0.053cm" fo:padding-bottom="0.053cm" fo:padding-left="0.053cm" fo:padding-right="0.053cm"/>
      <style:paragraph-properties style:writing-mode="lr-tb"/>
    </style:style>
    <style:style style:name="gr165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312cm" fo:min-width="17.624cm" fo:padding-top="0.027cm" fo:padding-bottom="0.027cm" fo:padding-left="0.027cm" fo:padding-right="0.027cm"/>
    </style:style>
    <style:style style:name="gr16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6.346cm" fo:padding-top="0.053cm" fo:padding-bottom="0.053cm" fo:padding-left="0.053cm" fo:padding-right="0.053cm"/>
    </style:style>
    <style:style style:name="gr16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689cm" fo:min-width="5.533cm" fo:padding-top="0.053cm" fo:padding-bottom="0.053cm" fo:padding-left="0.053cm" fo:padding-right="0.053cm"/>
      <style:paragraph-properties style:writing-mode="lr-tb"/>
    </style:style>
    <style:style style:name="gr16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5.533cm" fo:padding-top="0.053cm" fo:padding-bottom="0.053cm" fo:padding-left="0.053cm" fo:padding-right="0.053cm"/>
      <style:paragraph-properties style:writing-mode="lr-tb"/>
    </style:style>
    <style:style style:name="gr169" style:family="graphic" style:parent-style-name="standard">
      <style:graphic-properties svg:stroke-color="#000000" draw:fill="gradient" draw:fill-color="#dddddd" draw:fill-gradient-name="Gradient_20_56" draw:opacity="100%" draw:textarea-horizontal-align="justify" draw:textarea-vertical-align="middle" draw:auto-grow-height="false" fo:min-height="6.354cm" fo:min-width="12.556cm"/>
    </style:style>
    <style:style style:name="gr170" style:family="graphic" style:parent-style-name="objectwithoutfill">
      <style:graphic-properties draw:stroke="solid" draw:stroke-dash="Dot" svg:stroke-width="0.035cm" svg:stroke-color="#00a933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171" style:family="graphic" style:parent-style-name="standard">
      <style:graphic-properties draw:stroke="dash" draw:stroke-dash="Long_20_Dash" svg:stroke-width="0.035cm" svg:stroke-color="#000000" draw:marker-start-width="0.253cm" draw:marker-end-width="0.253cm" draw:fill="none" draw:fill-color="#333333" draw:opacity="100%" draw:textarea-horizontal-align="justify" draw:textarea-vertical-align="middle" draw:auto-grow-height="false" fo:min-height="7.976cm" fo:min-width="0.259cm" fo:padding-top="0.143cm" fo:padding-bottom="0.143cm" fo:padding-left="0.268cm" fo:padding-right="0.268cm"/>
    </style:style>
    <style:style style:name="gr172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35cm" fo:min-width="1.196cm" fo:padding-top="0.143cm" fo:padding-bottom="0.143cm" fo:padding-left="0.268cm" fo:padding-right="0.268cm"/>
    </style:style>
    <style:style style:name="gr173" style:family="graphic" style:parent-style-name="standard">
      <style:graphic-properties draw:stroke="solid" draw:stroke-dash="Dot" svg:stroke-width="0.035cm" svg:stroke-color="#00a933" draw:marker-start-width="0.253cm" draw:marker-end-width="0.253cm" svg:stroke-opacity="100%" draw:fill="none" draw:fill-color="#ffffff" draw:textarea-horizontal-align="justify" draw:textarea-vertical-align="middle" draw:auto-grow-height="false" fo:min-height="0.735cm" fo:min-width="0.688cm" fo:padding-top="0.143cm" fo:padding-bottom="0.143cm" fo:padding-left="0.268cm" fo:padding-right="0.268cm"/>
    </style:style>
    <style:style style:name="gr174" style:family="graphic" style:parent-style-name="Graphic">
      <style:graphic-properties draw:stroke="solid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10.738cm" fo:min-width="17.596cm" fo:padding-top="0.027cm" fo:padding-bottom="0.027cm" fo:padding-left="0.027cm" fo:padding-right="0.027cm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-color="#333333" draw:opacity="100%"/>
      <style:paragraph-properties fo:text-align="center"/>
    </style:style>
    <style:style style:name="P41" style:family="paragraph">
      <loext:graphic-properties draw:fill="solid" draw:fill-color="#fffff2" draw:opacity="100%"/>
      <style:paragraph-properties fo:text-align="center"/>
    </style:style>
    <style:style style:name="P42" style:family="paragraph">
      <loext:graphic-properties draw:fill="solid" draw:fill-color="#fff2ff" draw:opacity="100%"/>
      <style:paragraph-properties fo:text-align="center" style:writing-mode="lr-tb"/>
    </style:style>
    <style:style style:name="P43" style:family="paragraph">
      <loext:graphic-properties draw:fill="solid" draw:fill-color="#f2ffff" draw:opacity="100%"/>
      <style:paragraph-properties fo:text-align="center" style:writing-mode="lr-tb"/>
    </style:style>
    <style:style style:name="P44" style:family="paragraph">
      <loext:graphic-properties draw:fill="solid"/>
      <style:paragraph-properties fo:margin-left="0cm" fo:margin-right="0cm" fo:text-align="center" fo:text-indent="0.203cm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-color="#333333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f2ffff" draw:opacity="100%"/>
      <style:paragraph-properties fo:text-align="center" style:writing-mode="lr-tb"/>
      <style:text-properties fo:font-size="18pt"/>
    </style:style>
    <style:style style:name="P52" style:family="paragraph">
      <loext:graphic-properties draw:fill="gradient" draw:fill-color="#dddddd" draw:fill-gradient-name="Gradient_20_54" draw:opacity="100%"/>
      <style:paragraph-properties fo:text-align="center"/>
    </style:style>
    <style:style style:name="P53" style:family="paragraph">
      <loext:graphic-properties draw:fill-color="#333333" draw:opacity="65%"/>
      <style:paragraph-properties fo:text-align="center"/>
    </style:style>
    <style:style style:name="P54" style:family="paragraph">
      <loext:graphic-properties draw:fill-color="#ffffff"/>
      <style:paragraph-properties fo:text-align="center" style:writing-mode="lr-tb"/>
      <style:text-properties fo:font-size="18pt"/>
    </style:style>
    <style:style style:name="P5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6" style:family="paragraph">
      <loext:graphic-properties draw:fill="solid" draw:fill-color="#fffff2" draw:opacity="99%"/>
      <style:paragraph-properties fo:margin-left="0cm" fo:margin-right="0cm" fo:text-align="center" fo:text-indent="0.203cm"/>
    </style:style>
    <style:style style:name="P57" style:family="paragraph">
      <style:text-properties fo:font-size="18pt"/>
    </style:style>
    <style:style style:name="P58" style:family="paragraph">
      <loext:graphic-properties draw:fill="solid" draw:fill-color="#fff2ff"/>
      <style:paragraph-properties fo:margin-left="0cm" fo:margin-right="0cm" fo:text-align="center" fo:text-indent="0.203cm"/>
    </style:style>
    <style:style style:name="P59" style:family="paragraph">
      <style:paragraph-properties fo:text-align="center"/>
      <style:text-properties fo:font-size="14pt" fo:font-style="normal"/>
    </style:style>
    <style:style style:name="P60" style:family="paragraph">
      <loext:graphic-properties draw:fill="none" draw:fill-color="#ffffff"/>
      <style:paragraph-properties fo:text-align="center" style:writing-mode="lr-tb"/>
      <style:text-properties fo:font-size="14pt" fo:font-style="normal" fo:font-weight="normal" style:font-size-asian="14pt" style:font-size-complex="14pt"/>
    </style:style>
    <style:style style:name="P61" style:family="paragraph">
      <loext:graphic-properties draw:fill="gradient" draw:fill-color="#dddddd" draw:fill-gradient-name="Gradient_20_56" draw:opacity="100%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18pt" fo:font-weight="bold"/>
    </style:style>
    <style:style style:name="T8" style:family="text">
      <style:text-properties fo:font-size="14pt" fo:font-weight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61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7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4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22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</text:span><text:span text:style-name="T1"> <text:s/></text:span><text:span text:style-name="T1"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23cm" svg:y1="6.758cm" svg:x2="17.87cm" svg:y2="5.752cm" draw:start-shape="id9" draw:start-glue-point="10" draw:end-shape="id8" draw:end-glue-point="1" svg:d="M19623 6758c-1315 0-439-1006-1753-1006" svg:viewBox="0 0 1754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38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39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39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5.8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2.069cm" svg:y="5.8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7.772cm" svg:height="9.5cm" svg:x="19.028cm" svg:y="5.8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8" draw:text-style-name="P31" draw:layer="layout" svg:width="21.031cm" svg:height="9.474cm" svg:x="5.763cm" svg:y="5.8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0.416cm" svg:x2="20.724cm" svg:y2="10.416cm">
          <text:p/>
        </draw:line>
        <draw:line draw:style-name="gr67" draw:text-style-name="P5" draw:layer="layout" svg:x1="18.236cm" svg:y1="13.892cm" svg:x2="20.274cm" svg:y2="10.362cm">
          <text:p/>
        </draw:line>
        <draw:line draw:style-name="gr67" draw:text-style-name="P5" draw:layer="layout" svg:x1="20.197cm" svg:y1="10.42cm" svg:x2="23.071cm" svg:y2="10.42cm">
          <text:p/>
        </draw:line>
        <draw:line draw:style-name="gr68" draw:text-style-name="P5" draw:layer="layout" svg:x1="20.107cm" svg:y1="10.42cm" svg:x2="22.931cm" svg:y2="10.42cm">
          <text:p/>
        </draw:line>
        <draw:line draw:style-name="gr66" draw:text-style-name="P5" draw:layer="layout" svg:x1="8.759cm" svg:y1="13.883cm" svg:x2="10.784cm" svg:y2="10.375cm">
          <text:p/>
        </draw:line>
        <draw:line draw:style-name="gr66" draw:text-style-name="P5" draw:layer="layout" svg:x1="20.241cm" svg:y1="10.415cm" svg:x2="21.847cm" svg:y2="7.635cm">
          <text:p/>
        </draw:line>
        <draw:line draw:style-name="gr69" draw:text-style-name="P5" draw:layer="layout" svg:x1="20.173cm" svg:y1="10.539cm" svg:x2="21.956cm" svg:y2="7.45cm">
          <text:p/>
        </draw:line>
        <draw:line draw:style-name="gr70" draw:text-style-name="P5" draw:layer="layout" svg:x1="7.337cm" svg:y1="13.859cm" svg:x2="18.299cm" svg:y2="13.841cm">
          <text:p/>
        </draw:line>
        <draw:line draw:style-name="gr71" draw:text-style-name="P4" draw:layer="layout" svg:x1="6.415cm" svg:y1="13.851cm" svg:x2="8.345cm" svg:y2="13.852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048cm)" draw:kind="cut" draw:start-angle="88.96" draw:end-angle="271.12">
          <text:p/>
        </draw:ellipse>
        <draw:connector draw:style-name="gr18" draw:text-style-name="P3" draw:layer="layout" draw:type="curve" draw:line-skew="-0.378cm" svg:x1="24.091cm" svg:y1="10.406cm" svg:x2="23.768cm" svg:y2="11.809cm" draw:start-shape="id14" draw:start-glue-point="3" svg:d="M24091 104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7.483cm)" draw:kind="cut" draw:start-angle="88.96" draw:end-angle="271.12">
          <text:p/>
        </draw:ellipse>
        <draw:connector draw:style-name="gr18" draw:text-style-name="P3" draw:layer="layout" draw:type="curve" draw:line-skew="0.172cm" svg:x1="22.138cm" svg:y1="7.266cm" svg:x2="23.6cm" svg:y2="7.639cm" svg:d="M22138 7266c0-577 1462-764 1462 373" svg:viewBox="0 0 1463 832">
          <text:p/>
        </draw:connector>
        <draw:frame draw:style-name="gr42" draw:text-style-name="P13" draw:layer="layout" svg:width="4.56cm" svg:height="1.305cm" svg:x="13.916cm" svg:y="9.1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3.94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2.6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9.598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8.492cm" svg:x2="11.768cm" svg:y2="13.848cm">
          <text:p/>
        </draw:line>
        <draw:line draw:style-name="gr3" draw:text-style-name="P3" draw:layer="layout" svg:x1="18.712cm" svg:y1="8.477cm" svg:x2="18.712cm" svg:y2="13.096cm">
          <text:p/>
        </draw:line>
        <draw:custom-shape draw:style-name="gr74" draw:text-style-name="P32" draw:layer="layout" svg:width="1.372cm" svg:height="1.372cm" svg:x="12.384cm" svg:y="13.1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3.4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3.671cm">
            <draw:text-box>
              <text:p><text:span text:style-name="T4">0</text:span></text:p>
            </draw:text-box>
          </draw:frame>
        </draw:g>
        <draw:frame draw:style-name="gr89" draw:text-style-name="P34" draw:layer="layout" svg:width="4.486cm" svg:height="0.962cm" svg:x="6.673cm" svg:y="4.883cm">
          <draw:text-box>
            <text:p><text:span text:style-name="T5">Pre-selection</text:span></text:p>
          </draw:text-box>
        </draw:frame>
        <draw:frame draw:style-name="gr90" draw:text-style-name="P35" draw:layer="layout" svg:width="4.841cm" svg:height="0.962cm" svg:x="20.494cm" svg:y="4.883cm">
          <draw:text-box>
            <text:p><text:span text:style-name="T5">Post-selection</text:span></text:p>
          </draw:text-box>
        </draw:frame>
        <draw:frame draw:style-name="gr91" draw:text-style-name="P36" draw:layer="layout" svg:width="3.749cm" svg:height="0.962cm" svg:x="13.675cm" svg:y="4.883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0.77cm" svg:y="10.5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1.798cm" svg:y="10.5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9.5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8.6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0.649cm" svg:y="7.5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7.5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8.443cm" svg:y="7.6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0.732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7.527cm" svg:y="7.632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8cm" svg:y="6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0.363cm" svg:height="0.363cm" svg:x="23.81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2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3" draw:layer="layout" svg:width="2.184cm" svg:height="1.524cm" svg:x="23.811cm" svg:y="7.25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9cm" svg:y="11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3" draw:layer="layout" svg:width="2.184cm" svg:height="1.524cm" svg:x="23.812cm" svg:y="11.733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3" draw:text-style-name="P38" draw:layer="layout" svg:width="0.363cm" svg:height="0.363cm" svg:x="23.812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3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0.813cm" svg:height="1.575cm" svg:x="12.639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3" draw:layer="layout" svg:x1="13.049cm" svg:y1="8.894cm" svg:x2="13.049cm" svg:y2="10.135cm">
          <text:p/>
        </draw:line>
        <draw:custom-shape draw:style-name="gr97" draw:text-style-name="P39" draw:layer="layout" svg:width="0.759cm" svg:height="3.353cm" svg:x="12.666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1.906cm" svg:y="7.082cm">
          <draw:text-box>
            <text:p text:style-name="P8"><text:span text:style-name="T3">Blocker</text:span></text:p>
          </draw:text-box>
        </draw:frame>
      </draw:page>
      <draw:page draw:name="page8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5" draw:id="id15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5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6" draw:id="id1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6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0" draw:style-name="dp1" draw:master-page-name="Default">
        <draw:custom-shape draw:style-name="gr100" draw:text-style-name="P41" draw:layer="layout" svg:width="5.283cm" svg:height="7.852cm" svg:x="4.781cm" svg:y="6.8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7.772cm" svg:height="7.853cm" svg:x="10.029cm" svg:y="6.88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3" draw:layer="layout" svg:width="6.706cm" svg:height="7.853cm" svg:x="17.798cm" svg:y="6.869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9.71cm" svg:height="7.874cm" svg:x="4.781cm" svg:y="6.838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5.179cm" svg:y="6.8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8.731cm" svg:y="6.8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2.041cm" svg:y="6.865cm">
          <draw:text-box>
            <text:p><text:span text:style-name="T5">Interaction</text:span></text:p>
          </draw:text-box>
        </draw:frame>
        <draw:line draw:style-name="gr104" draw:text-style-name="P44" draw:layer="layout" svg:x1="9.856cm" svg:y1="8.596cm" svg:x2="9.856cm" svg:y2="13.659cm">
          <text:p/>
        </draw:line>
        <draw:line draw:style-name="gr105" draw:text-style-name="P3" draw:layer="layout" svg:x1="16.979cm" svg:y1="8.463cm" svg:x2="16.979cm" svg:y2="11.79cm">
          <text:p/>
        </draw:line>
        <draw:line draw:style-name="gr66" draw:text-style-name="P5" draw:layer="layout" svg:x1="9.629cm" svg:y1="11.045cm" svg:x2="22.094cm" svg:y2="11.045cm">
          <text:p/>
        </draw:line>
        <draw:line draw:style-name="gr67" draw:text-style-name="P5" draw:layer="layout" svg:x1="15.155cm" svg:y1="13.65cm" svg:x2="19.569cm" svg:y2="9.236cm">
          <text:p/>
        </draw:line>
        <draw:line draw:style-name="gr66" draw:text-style-name="P5" draw:layer="layout" svg:x1="7.072cm" svg:y1="13.643cm" svg:x2="9.67cm" svg:y2="11.045cm">
          <text:p/>
        </draw:line>
        <draw:line draw:style-name="gr70" draw:text-style-name="P5" draw:layer="layout" svg:x1="5.708cm" svg:y1="13.645cm" svg:x2="15.208cm" svg:y2="13.631cm">
          <text:p/>
        </draw:line>
        <draw:line draw:style-name="gr71" draw:text-style-name="P4" draw:layer="layout" svg:x1="4.947cm" svg:y1="13.644cm" svg:x2="6.877cm" svg:y2="13.645cm">
          <text:p/>
        </draw:line>
        <draw:custom-shape draw:style-name="gr106" draw:text-style-name="P32" draw:layer="layout" svg:width="1.372cm" svg:height="1.372cm" svg:x="10.504cm" svg:y="12.94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3.636cm" svg:y="8.294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7.772cm" svg:y1="11.045cm" svg:x2="22.308cm" svg:y2="11.045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23.054cm 11.72cm)" draw:kind="cut" draw:start-angle="88.96" draw:end-angle="271.12">
          <text:p/>
        </draw:ellipse>
        <draw:connector draw:style-name="gr18" draw:text-style-name="P3" draw:layer="layout" draw:type="curve" draw:line-skew="-0.378cm" svg:x1="23.049cm" svg:y1="11.078cm" svg:x2="23.626cm" svg:y2="12.039cm" draw:start-shape="id17" draw:start-glue-point="3" svg:d="M23049 11078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6.678cm 12.643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7.806cm" svg:y1="10.997cm" svg:x2="19.543cm" svg:y2="9.26cm">
          <text:p/>
        </draw:line>
        <draw:custom-shape draw:style-name="gr109" draw:text-style-name="P46" draw:layer="layout" svg:width="2.083cm" svg:height="0.203cm" draw:transform="rotate (-1.0471975511966) translate (17.302cm 10.095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6.764cm" svg:y="8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144cm" svg:height="0.93cm" svg:x="19.711cm" svg:y="10.00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frame draw:style-name="gr112" draw:text-style-name="P13" draw:layer="layout" svg:width="2.144cm" svg:height="0.858cm" svg:x="19.711cm" svg:y="8.2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19.519cm" svg:y1="9.26cm" svg:x2="22.307cm" svg:y2="9.26cm">
          <text:p/>
        </draw:line>
        <draw:line draw:style-name="gr68" draw:text-style-name="P5" draw:layer="layout" svg:x1="19.602cm" svg:y1="9.26cm" svg:x2="22.449cm" svg:y2="9.26cm">
          <text:p/>
        </draw:line>
        <draw:connector draw:style-name="gr18" draw:text-style-name="P3" draw:layer="layout" draw:type="curve" svg:x1="23.049cm" svg:y1="9.27cm" svg:x2="23.818cm" svg:y2="8.546cm" draw:start-shape="id18" draw:start-glue-point="3" svg:d="M23049 9270c952 0 568-724 769-724" svg:viewBox="0 0 770 725">
          <text:p/>
        </draw:connector>
        <draw:ellipse draw:style-name="gr17" draw:text-style-name="P11" xml:id="id18" draw:id="id18" draw:layer="layout" svg:width="2.002cm" svg:height="1.285cm" draw:transform="skewX (-0.00785398163397448) rotate (-3.14159265358979) translate (23.054cm 9.912cm)" draw:kind="cut" draw:start-angle="88.96" draw:end-angle="271.12">
          <text:p/>
        </draw:ellipse>
        <draw:frame draw:style-name="gr113" draw:text-style-name="P9" draw:layer="layout" svg:width="3.144cm" svg:height="1.155cm" draw:transform="rotate (0.785398163397448) translate (6.811cm 12.307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2.372cm" svg:y="12.53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0.9cm" svg:y="13.10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1.959cm" svg:y="9.906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6" draw:text-style-name="P9" draw:layer="layout" svg:width="2.962cm" svg:height="1.027cm" svg:x="6.805cm" svg:y="8.25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3.771cm" svg:y="8.31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8.081cm" svg:y="12.53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</draw:page>
      <draw:page draw:name="page11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2" draw:text-style-name="P31" draw:layer="layout" svg:width="17.678cm" svg:height="8.382cm" svg:x="7.442cm" svg:y="6.576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19" draw:id="id1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1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0" draw:start-glue-point="3" svg:d="M24130 9008c952 0 568-724 769-724" svg:viewBox="0 0 770 725">
          <text:p/>
        </draw:connector>
        <draw:ellipse draw:style-name="gr17" draw:text-style-name="P11" xml:id="id20" draw:id="id2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</draw:page>
      <draw:page draw:name="page12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</text:span><text:span text:style-name="T5">o</text:span><text:span text:style-name="T5">s</text:span><text:span text:style-name="T5">t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13.76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1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2" draw:start-glue-point="3" svg:d="M24130 9008c952 0 568-724 769-724" svg:viewBox="0 0 770 725">
          <text:p/>
        </draw:connector>
        <draw:ellipse draw:style-name="gr17" draw:text-style-name="P11" xml:id="id22" draw:id="id2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</draw:page>
      <draw:page draw:name="page13" draw:style-name="dp1" draw:master-page-name="Default">
        <draw:custom-shape draw:style-name="gr127" draw:text-style-name="P41" draw:layer="layout" svg:width="7.417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0" draw:layer="layout" svg:width="5.557cm" svg:height="10.82cm" svg:x="15.388cm" svg:y="5.385cm">
          <text:p text:style-name="P49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4.724cm" svg:height="10.82cm" svg:x="20.881cm" svg:y="5.385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0" draw:text-style-name="P31" draw:layer="layout" svg:width="17.678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2" draw:layer="layout" svg:width="13.056cm" svg:height="6.604cm" svg:x="9.104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5.066cm" svg:y1="7.96cm" svg:x2="15.066cm" svg:y2="14.09cm">
          <text:p/>
        </draw:line>
        <draw:line draw:style-name="gr105" draw:text-style-name="P3" draw:layer="layout" svg:x1="20.73cm" svg:y1="7.96cm" svg:x2="20.73cm" svg:y2="12.554cm">
          <text:p/>
        </draw:line>
        <draw:line draw:style-name="gr51" draw:text-style-name="P5" draw:layer="layout" svg:x1="8.175cm" svg:y1="11.651cm" svg:x2="9.791cm" svg:y2="12.239cm">
          <text:p/>
        </draw:line>
        <draw:line draw:style-name="gr49" draw:text-style-name="P5" draw:layer="layout" svg:x1="8.553cm" svg:y1="11.785cm" svg:x2="15.6cm" svg:y2="14.349cm">
          <text:p/>
        </draw:line>
        <draw:line draw:style-name="gr6" draw:text-style-name="P5" draw:layer="layout" svg:x1="10.156cm" svg:y1="12.302cm" svg:x2="15.6cm" svg:y2="10.321cm">
          <text:p/>
        </draw:line>
        <draw:line draw:style-name="gr6" draw:text-style-name="P5" draw:layer="layout" svg:x1="15.656cm" svg:y1="10.321cm" svg:x2="24.442cm" svg:y2="13.52cm">
          <text:p/>
        </draw:line>
        <draw:line draw:style-name="gr49" draw:text-style-name="P5" draw:layer="layout" svg:x1="15.604cm" svg:y1="14.351cm" svg:x2="24.44cm" svg:y2="11.134cm">
          <text:p/>
        </draw:line>
        <draw:line draw:style-name="gr7" draw:text-style-name="P5" draw:layer="layout" svg:x1="21.236cm" svg:y1="12.354cm" svg:x2="24.6cm" svg:y2="13.578cm">
          <text:p/>
        </draw:line>
        <draw:line draw:style-name="gr16" draw:text-style-name="P5" draw:layer="layout" svg:x1="21.236cm" svg:y1="12.3cm" svg:x2="24.6cm" svg:y2="11.075cm">
          <text:p/>
        </draw:line>
        <draw:g>
          <draw:custom-shape draw:style-name="gr132" draw:text-style-name="P40" draw:layer="layout" svg:width="6.35cm" svg:height="0.512cm" draw:transform="rotate (-1.5707963267949) translate (10.366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86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1.4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3" draw:id="id23" draw:layer="layout" svg:width="2.002cm" svg:height="1.285cm" draw:transform="skewX (-0.00785398163397442) rotate (2.79252680319093) translate (24.837cm 14.345cm)" draw:kind="cut" draw:start-angle="88.96" draw:end-angle="271.12">
          <text:p/>
        </draw:ellipse>
        <draw:connector draw:style-name="gr18" draw:text-style-name="P3" draw:layer="layout" draw:type="curve" draw:line-skew="-0.444cm" svg:x1="25.052cm" svg:y1="13.74cm" svg:x2="25.385cm" svg:y2="14.903cm" draw:start-shape="id23" draw:start-glue-point="3" svg:d="M25052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6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3.1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3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6.138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548cm" svg:y1="9.294cm" svg:x2="16.548cm" svg:y2="10.535cm">
          <text:p/>
        </draw:line>
        <draw:custom-shape draw:style-name="gr27" draw:text-style-name="P54" draw:layer="layout" svg:width="0.822cm" svg:height="0.822cm" svg:x="9.149cm" svg:y="9.104cm">
          <text:p text:style-name="P49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1.149cm" svg:y="11.924cm">
          <text:p text:style-name="P49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2.849cm" svg:y="10.805cm">
          <text:p text:style-name="P49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6.132cm" svg:y="7.645cm">
          <text:p text:style-name="P49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9.415cm" svg:y="11.924cm">
          <text:p text:style-name="P49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24.116cm" svg:y="13.125cm">
          <text:p text:style-name="P49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6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55" draw:layer="layout" svg:width="4.486cm" svg:height="0.962cm" svg:x="9.39cm" svg:y="5.565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20.823cm" svg:y="5.565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6.292cm" svg:y="5.565cm">
          <draw:text-box>
            <text:p><text:span text:style-name="T7">Interaction</text:span></text:p>
          </draw:text-box>
        </draw:frame>
        <draw:ellipse draw:style-name="gr17" draw:text-style-name="P11" xml:id="id24" draw:id="id2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4" draw:start-glue-point="3" svg:d="M25011 10922c555 0 449-1446 211-1446" svg:viewBox="0 0 405 1447">
          <text:p/>
        </draw:connector>
        <draw:custom-shape draw:style-name="gr27" draw:text-style-name="P54" draw:layer="layout" svg:width="0.822cm" svg:height="0.822cm" svg:x="24.116cm" svg:y="10.725cm">
          <text:p text:style-name="P49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5" draw:layer="layout" svg:width="3.353cm" svg:height="1.067cm" svg:x="17.377cm" svg:y="7.15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11.965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9" draw:layer="layout" svg:width="2.838cm" svg:height="0.984cm" svg:x="12.066cm" svg:y="7.15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7" draw:text-style-name="P9" draw:layer="layout" svg:width="3.136cm" svg:height="0.943cm" svg:x="17.512cm" svg:y="7.2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</draw:page>
      <draw:page draw:name="page14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</text:span><text:span text:style-name="T5">e-</text:span><text:span text:style-name="T5">sel</text:span><text:span text:style-name="T5">ect</text:span><text:span text:style-name="T5">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</text:span><text:span text:style-name="T5">st-</text:span><text:span text:style-name="T5">sel</text:span><text:span text:style-name="T5">ect</text:span><text:span text:style-name="T5">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</text:span><text:span text:style-name="T5">era</text:span><text:span text:style-name="T5">cti</text:span><text:span text:style-name="T5">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138" draw:text-style-name="P3" draw:layer="layout" svg:x1="12.69cm" svg:y1="6.604cm" svg:x2="12.69cm" svg:y2="14.986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138" draw:text-style-name="P3" draw:layer="layout" svg:x1="19.578cm" svg:y1="6.604cm" svg:x2="19.578cm" svg:y2="14.986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5" draw:id="id25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5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39" draw:text-style-name="P47" draw:layer="layout" svg:width="1.778cm" svg:height="1.067cm" svg:x="10.739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6" draw:start-glue-point="3" svg:d="M24130 9008c952 0 568-724 769-724" svg:viewBox="0 0 770 725">
          <text:p/>
        </draw:connector>
        <draw:ellipse draw:style-name="gr17" draw:text-style-name="P11" xml:id="id26" draw:id="id26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g>
          <draw:frame draw:style-name="gr140" draw:text-style-name="P9" draw:layer="layout" svg:width="0.216cm" svg:height="1.027cm" svg:x="12.176cm" svg:y="7.98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245cm" svg:height="1.027cm" svg:x="10.848cm" svg:y="7.9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g>
          <draw:frame draw:style-name="gr142" draw:text-style-name="P9" draw:layer="layout" svg:width="0.224cm" svg:height="0.943cm" svg:x="18.28cm" svg:y="8.057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3" draw:text-style-name="P9" draw:layer="layout" svg:width="0.637cm" svg:height="0.943cm" svg:x="17.586cm" svg:y="8.05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44" draw:text-style-name="P47" draw:layer="layout" svg:width="1.27cm" svg:height="1.067cm" svg:x="17.37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46" draw:text-style-name="P41" draw:layer="layout" svg:width="6.502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2" draw:layer="layout" svg:width="5.639cm" svg:height="8.382cm" svg:x="13.93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</text:span><text:span text:style-name="T5">o</text:span><text:span text:style-name="T5">s</text:span><text:span text:style-name="T5">t</text:span><text:span text:style-name="T5">-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</text:span><text:span text:style-name="T5">i</text:span><text:span text:style-name="T5">o</text:span><text:span text:style-name="T5">n</text:span></text:p>
          </draw:text-box>
        </draw:frame>
        <draw:line draw:style-name="gr138" draw:text-style-name="P3" draw:layer="layout" svg:x1="13.939cm" svg:y1="6.604cm" svg:x2="13.939cm" svg:y2="14.986cm">
          <text:p/>
        </draw:line>
        <draw:line draw:style-name="gr66" draw:text-style-name="P5" draw:layer="layout" svg:x1="10.264cm" svg:y1="10.783cm" svg:x2="23.303cm" svg:y2="10.783cm">
          <text:p/>
        </draw:line>
        <draw:line draw:style-name="gr138" draw:text-style-name="P3" draw:layer="layout" svg:x1="19.578cm" svg:y1="6.604cm" svg:x2="19.578cm" svg:y2="14.986cm">
          <text:p/>
        </draw:line>
        <draw:line draw:style-name="gr67" draw:text-style-name="P5" draw:layer="layout" svg:x1="19.015cm" svg:y1="13.967cm" svg:x2="19.901cm" svg:y2="8.939cm">
          <text:p/>
        </draw:line>
        <draw:line draw:style-name="gr66" draw:text-style-name="P5" draw:layer="layout" svg:x1="9.777cm" svg:y1="13.888cm" svg:x2="10.336cm" svg:y2="10.718cm">
          <text:p/>
        </draw:line>
        <draw:line draw:style-name="gr71" draw:text-style-name="P4" draw:layer="layout" svg:x1="7.608cm" svg:y1="13.882cm" svg:x2="9.538cm" svg:y2="13.883cm">
          <text:p/>
        </draw:line>
        <draw:line draw:style-name="gr67" draw:text-style-name="P5" draw:layer="layout" svg:x1="9.065cm" svg:y1="13.879cm" svg:x2="19.094cm" svg:y2="13.879cm">
          <text:p/>
        </draw:line>
        <draw:custom-shape draw:style-name="gr106" draw:text-style-name="P32" draw:layer="layout" svg:width="1.372cm" svg:height="1.372cm" svg:x="14.2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115cm" svg:height="0.917cm" svg:x="20.682cm" svg:y="9.75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19.824cm" svg:y1="9.004cm" svg:x2="23.392cm" svg:y2="9.004cm">
          <text:p/>
        </draw:line>
        <draw:line draw:style-name="gr68" draw:text-style-name="P5" draw:layer="layout" svg:x1="19.573cm" svg:y1="10.807cm" svg:x2="19.879cm" svg:y2="9.069cm">
          <text:p/>
        </draw:line>
        <draw:line draw:style-name="gr68" draw:text-style-name="P5" draw:layer="layout" svg:x1="20.086cm" svg:y1="9.004cm" svg:x2="23.53cm" svg:y2="9.004cm">
          <text:p/>
        </draw:line>
        <draw:connector draw:style-name="gr18" draw:text-style-name="P3" draw:layer="layout" draw:type="curve" svg:x1="24.13cm" svg:y1="9.008cm" svg:x2="24.899cm" svg:y2="8.284cm" draw:start-shape="id28" draw:start-glue-point="3" svg:d="M24130 9008c952 0 568-724 769-724" svg:viewBox="0 0 770 725">
          <text:p/>
        </draw:connector>
        <draw:ellipse draw:style-name="gr17" draw:text-style-name="P11" xml:id="id28" draw:id="id2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svg:x="10.253cm" svg:y="9.626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8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4.6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5.7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1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custom-shape draw:style-name="gr148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7" draw:layer="layout" svg:width="3.073cm" svg:height="5.334cm" svg:x="10.336cm" svg:y="9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13" draw:layer="layout" svg:width="2.147cm" svg:height="0.869cm" svg:x="20.683cm" svg:y="8.04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custom-shape draw:style-name="gr151" draw:text-style-name="P47" draw:layer="layout" svg:width="0.864cm" svg:height="0.914cm" svg:x="14.972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5.608cm" svg:y="8.36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52" draw:text-style-name="P9" draw:layer="layout" svg:width="0.641cm" svg:height="0.883cm" svg:x="14.966cm" svg:y="8.36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53" draw:text-style-name="P47" draw:layer="layout" svg:width="3.073cm" svg:height="5.334cm" svg:x="15.836cm" svg:y="9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56" draw:layer="layout" svg:width="1.549cm" svg:height="0.914cm" svg:x="8.789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9.985cm" svg:y="8.42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071cm" svg:height="0.883cm" svg:x="8.901cm" svg:y="8.42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</draw:page>
      <draw:page draw:name="page16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138" draw:text-style-name="P3" draw:layer="layout" svg:x1="12.69cm" svg:y1="6.604cm" svg:x2="12.69cm" svg:y2="14.986cm">
          <text:p/>
        </draw:line>
        <draw:line draw:style-name="gr138" draw:text-style-name="P3" draw:layer="layout" svg:x1="19.578cm" svg:y1="6.604cm" svg:x2="19.578cm" svg:y2="14.986cm">
          <text:p/>
        </draw:lin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9" draw:id="id2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30" draw:start-glue-point="3" svg:d="M24130 9008c952 0 568-724 769-724" svg:viewBox="0 0 770 725">
          <text:p/>
        </draw:connector>
        <draw:ellipse draw:style-name="gr17" draw:text-style-name="P11" xml:id="id30" draw:id="id3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frame draw:style-name="gr126" draw:text-style-name="P48" draw:layer="layout" svg:width="2.76cm" svg:height="0.962cm" svg:x="14.764cm" svg:y="8.85cm">
          <draw:text-box>
            <text:p text:style-name="P8"><text:span text:style-name="T6">Blocker</text:span></text:p>
          </draw:text-box>
        </draw:frame>
        <draw:line draw:style-name="gr66" draw:text-style-name="P5" draw:layer="layout" svg:x1="11.526cm" svg:y1="10.783cm" svg:x2="15.738cm" svg:y2="10.783cm">
          <text:p/>
        </draw:line>
        <draw:custom-shape draw:style-name="gr99" draw:text-style-name="P40" draw:layer="layout" svg:width="0.813cm" svg:height="2.184cm" svg:x="15.7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9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g>
          <draw:frame draw:style-name="gr142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3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44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146" draw:text-style-name="P41" draw:layer="layout" svg:width="6.502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50" draw:layer="layout" svg:width="5.639cm" svg:height="8.382cm" svg:x="13.939cm" svg:y="6.604cm">
          <text:p text:style-name="P49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51" draw:layer="layout" svg:width="5.537cm" svg:height="8.382cm" svg:x="19.578cm" svg:y="6.604cm">
          <text:p text:style-name="P49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6" draw:text-style-name="P55" draw:layer="layout" svg:width="4.486cm" svg:height="0.962cm" svg:x="7.442cm" svg:y="6.703cm">
          <draw:text-box>
            <text:p text:style-name="P57"><text:span text:style-name="T5">Pre-selection</text:span></text:p>
          </draw:text-box>
        </draw:frame>
        <draw:frame draw:style-name="gr57" draw:text-style-name="P55" draw:layer="layout" svg:width="4.841cm" svg:height="0.962cm" svg:x="19.578cm" svg:y="6.718cm">
          <draw:text-box>
            <text:p text:style-name="P57"><text:span text:style-name="T5">Post-selection</text:span></text:p>
          </draw:text-box>
        </draw:frame>
        <draw:frame draw:style-name="gr58" draw:text-style-name="P55" draw:layer="layout" svg:width="3.749cm" svg:height="0.962cm" svg:x="13.939cm" svg:y="6.703cm">
          <draw:text-box>
            <text:p text:style-name="P57"><text:span text:style-name="T5">Interaction</text:span></text:p>
          </draw:text-box>
        </draw:frame>
        <draw:line draw:style-name="gr138" draw:text-style-name="P3" draw:layer="layout" svg:x1="13.939cm" svg:y1="6.604cm" svg:x2="13.939cm" svg:y2="14.986cm">
          <text:p/>
        </draw:line>
        <draw:line draw:style-name="gr66" draw:text-style-name="P5" draw:layer="layout" svg:x1="10.264cm" svg:y1="10.604cm" svg:x2="23.303cm" svg:y2="10.604cm">
          <text:p/>
        </draw:line>
        <draw:line draw:style-name="gr138" draw:text-style-name="P3" draw:layer="layout" svg:x1="19.578cm" svg:y1="6.604cm" svg:x2="19.578cm" svg:y2="14.986cm">
          <text:p/>
        </draw:line>
        <draw:line draw:style-name="gr67" draw:text-style-name="P5" draw:layer="layout" svg:x1="19.017cm" svg:y1="13.765cm" svg:x2="19.896cm" svg:y2="8.767cm">
          <text:p/>
        </draw:line>
        <draw:line draw:style-name="gr66" draw:text-style-name="P5" draw:layer="layout" svg:x1="9.777cm" svg:y1="13.709cm" svg:x2="10.336cm" svg:y2="10.539cm">
          <text:p/>
        </draw:line>
        <draw:line draw:style-name="gr71" draw:text-style-name="P4" draw:layer="layout" svg:x1="7.608cm" svg:y1="13.703cm" svg:x2="9.538cm" svg:y2="13.704cm">
          <text:p/>
        </draw:line>
        <draw:line draw:style-name="gr67" draw:text-style-name="P5" draw:layer="layout" svg:x1="9.065cm" svg:y1="13.7cm" svg:x2="19.094cm" svg:y2="13.7cm">
          <text:p/>
        </draw:line>
        <draw:custom-shape draw:style-name="gr106" draw:text-style-name="P32" draw:layer="layout" svg:width="1.372cm" svg:height="1.372cm" svg:x="14.153cm" svg:y="13.007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604cm" svg:x2="23.409cm" svg:y2="10.604cm">
          <text:p/>
        </draw:line>
        <draw:ellipse draw:style-name="gr17" draw:text-style-name="P11" xml:id="id31" draw:id="id31" draw:layer="layout" svg:width="2.002cm" svg:height="1.285cm" draw:transform="skewX (-0.00785398163397448) rotate (-3.14159265358979) translate (24.155cm 11.279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637cm" svg:x2="24.727cm" svg:y2="11.598cm" draw:start-shape="id31" draw:start-glue-point="3" svg:d="M24150 10637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702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115cm" svg:height="0.917cm" svg:x="20.682cm" svg:y="9.577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155" draw:text-style-name="P5" draw:layer="layout" svg:x1="19.818cm" svg:y1="8.832cm" svg:x2="23.386cm" svg:y2="8.832cm">
          <text:p/>
        </draw:line>
        <draw:line draw:style-name="gr68" draw:text-style-name="P5" draw:layer="layout" svg:x1="19.569cm" svg:y1="10.628cm" svg:x2="19.875cm" svg:y2="8.89cm">
          <text:p/>
        </draw:line>
        <draw:line draw:style-name="gr68" draw:text-style-name="P5" draw:layer="layout" svg:x1="20.086cm" svg:y1="8.832cm" svg:x2="23.53cm" svg:y2="8.832cm">
          <text:p/>
        </draw:line>
        <draw:connector draw:style-name="gr18" draw:text-style-name="P3" draw:layer="layout" draw:type="curve" svg:x1="24.13cm" svg:y1="8.829cm" svg:x2="24.899cm" svg:y2="8.105cm" draw:start-shape="id32" draw:start-glue-point="3" svg:d="M24130 8829c952 0 568-724 769-724" svg:viewBox="0 0 770 725">
          <text:p/>
        </draw:connector>
        <draw:ellipse draw:style-name="gr17" draw:text-style-name="P11" xml:id="id32" draw:id="id32" draw:layer="layout" svg:width="2.002cm" svg:height="1.285cm" draw:transform="skewX (-0.00785398163397448) rotate (-3.14159265358979) translate (24.135cm 9.471cm)" draw:kind="cut" draw:start-angle="88.96" draw:end-angle="271.12">
          <text:p/>
        </draw:ellipse>
        <draw:frame draw:style-name="gr113" draw:text-style-name="P9" draw:layer="layout" svg:width="3.144cm" svg:height="1.155cm" svg:x="10.459cm" svg:y="9.44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777cm" svg:y="12.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4.549cm" svg:y="13.1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3" draw:text-style-name="P9" draw:layer="layout" svg:width="3.144cm" svg:height="1.155cm" svg:x="15.664cm" svg:y="9.465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2cm" svg:y="12.61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custom-shape draw:style-name="gr148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654cm)">
          <text:p/>
          <draw:enhanced-geometry svg:viewBox="0 0 21600 21600" draw:type="rectangle" draw:enhanced-path="M 0 0 L 21600 0 21600 21600 0 21600 0 0 Z N"/>
        </draw:custom-shape>
        <draw:custom-shape draw:style-name="gr156" draw:text-style-name="P47" draw:layer="layout" svg:width="3.15cm" svg:height="5.436cm" svg:x="10.54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13" draw:layer="layout" svg:width="2.147cm" svg:height="0.869cm" svg:x="20.683cm" svg:y="7.862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custom-shape draw:style-name="gr157" draw:text-style-name="P56" draw:layer="layout" svg:width="1.549cm" svg:height="0.914cm" svg:x="11.304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2.513cm" svg:y="14.02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071cm" svg:height="0.883cm" svg:x="11.429cm" svg:y="14.02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56" draw:text-style-name="P47" draw:layer="layout" svg:width="3.15cm" svg:height="5.436cm" svg:x="15.73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965cm" svg:height="0.914cm" svg:x="16.756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7.438cm" svg:y="14.0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52" draw:text-style-name="P9" draw:layer="layout" svg:width="0.641cm" svg:height="0.883cm" svg:x="16.796cm" svg:y="14.02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</draw:page>
      <draw:page draw:name="page18" draw:style-name="dp1" draw:master-page-name="Default">
        <draw:custom-shape draw:style-name="gr146" draw:text-style-name="P41" draw:layer="layout" svg:width="6.502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50" draw:layer="layout" svg:width="5.639cm" svg:height="8.382cm" svg:x="13.939cm" svg:y="6.604cm">
          <text:p text:style-name="P49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51" draw:layer="layout" svg:width="5.537cm" svg:height="8.382cm" svg:x="19.578cm" svg:y="6.604cm">
          <text:p text:style-name="P49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6" draw:text-style-name="P55" draw:layer="layout" svg:width="4.486cm" svg:height="0.962cm" svg:x="7.442cm" svg:y="6.703cm">
          <draw:text-box>
            <text:p text:style-name="P57"><text:span text:style-name="T5">Pre-selection</text:span></text:p>
          </draw:text-box>
        </draw:frame>
        <draw:frame draw:style-name="gr57" draw:text-style-name="P55" draw:layer="layout" svg:width="4.841cm" svg:height="0.962cm" svg:x="19.578cm" svg:y="6.718cm">
          <draw:text-box>
            <text:p text:style-name="P57"><text:span text:style-name="T5">Post-selection</text:span></text:p>
          </draw:text-box>
        </draw:frame>
        <draw:frame draw:style-name="gr58" draw:text-style-name="P55" draw:layer="layout" svg:width="3.749cm" svg:height="0.962cm" svg:x="13.939cm" svg:y="6.703cm">
          <draw:text-box>
            <text:p text:style-name="P57"><text:span text:style-name="T5">Interacti</text:span><text:span text:style-name="T5">on</text:span></text:p>
          </draw:text-box>
        </draw:frame>
        <draw:line draw:style-name="gr159" draw:text-style-name="P3" draw:layer="layout" svg:x1="13.939cm" svg:y1="6.604cm" svg:x2="13.939cm" svg:y2="14.986cm">
          <text:p/>
        </draw:line>
        <draw:line draw:style-name="gr66" draw:text-style-name="P5" draw:layer="layout" svg:x1="10.264cm" svg:y1="10.604cm" svg:x2="16.76cm" svg:y2="10.604cm">
          <text:p/>
        </draw:line>
        <draw:line draw:style-name="gr138" draw:text-style-name="P3" draw:layer="layout" svg:x1="19.578cm" svg:y1="6.604cm" svg:x2="19.578cm" svg:y2="14.986cm">
          <text:p/>
        </draw:line>
        <draw:line draw:style-name="gr67" draw:text-style-name="P5" draw:layer="layout" svg:x1="19.017cm" svg:y1="13.765cm" svg:x2="19.896cm" svg:y2="8.767cm">
          <text:p/>
        </draw:line>
        <draw:line draw:style-name="gr66" draw:text-style-name="P5" draw:layer="layout" svg:x1="9.777cm" svg:y1="13.709cm" svg:x2="10.336cm" svg:y2="10.539cm">
          <text:p/>
        </draw:line>
        <draw:line draw:style-name="gr71" draw:text-style-name="P4" draw:layer="layout" svg:x1="7.608cm" svg:y1="13.703cm" svg:x2="9.538cm" svg:y2="13.704cm">
          <text:p/>
        </draw:line>
        <draw:line draw:style-name="gr67" draw:text-style-name="P5" draw:layer="layout" svg:x1="9.065cm" svg:y1="13.7cm" svg:x2="19.094cm" svg:y2="13.7cm">
          <text:p/>
        </draw:line>
        <draw:custom-shape draw:style-name="gr106" draw:text-style-name="P32" draw:layer="layout" svg:width="1.372cm" svg:height="1.372cm" svg:x="14.153cm" svg:y="13.007cm">
          <text:p/>
          <draw:enhanced-geometry svg:viewBox="0 0 21600 21600" draw:type="rectangle" draw:enhanced-path="M 0 0 L 21600 0 21600 21600 0 21600 0 0 Z N"/>
        </draw:custom-shape>
        <draw:line draw:style-name="gr155" draw:text-style-name="P5" draw:layer="layout" svg:x1="19.618cm" svg:y1="10.604cm" svg:x2="23.186cm" svg:y2="10.604cm">
          <text:p/>
        </draw:line>
        <draw:ellipse draw:style-name="gr17" draw:text-style-name="P11" xml:id="id33" draw:id="id33" draw:layer="layout" svg:width="2.002cm" svg:height="1.285cm" draw:transform="skewX (-0.00785398163397448) rotate (-3.14159265358979) translate (24.155cm 11.279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637cm" svg:x2="24.727cm" svg:y2="11.598cm" draw:start-shape="id33" draw:start-glue-point="3" svg:d="M24150 10637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702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115cm" svg:height="0.917cm" svg:x="20.682cm" svg:y="9.577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155" draw:text-style-name="P5" draw:layer="layout" svg:x1="19.818cm" svg:y1="8.832cm" svg:x2="23.386cm" svg:y2="8.832cm">
          <text:p/>
        </draw:line>
        <draw:connector draw:style-name="gr18" draw:text-style-name="P3" draw:layer="layout" draw:type="curve" svg:x1="24.13cm" svg:y1="8.829cm" svg:x2="24.899cm" svg:y2="8.105cm" draw:start-shape="id34" draw:start-glue-point="3" svg:d="M24130 8829c952 0 568-724 769-724" svg:viewBox="0 0 770 725">
          <text:p/>
        </draw:connector>
        <draw:ellipse draw:style-name="gr17" draw:text-style-name="P11" xml:id="id34" draw:id="id34" draw:layer="layout" svg:width="2.002cm" svg:height="1.285cm" draw:transform="skewX (-0.00785398163397448) rotate (-3.14159265358979) translate (24.135cm 9.471cm)" draw:kind="cut" draw:start-angle="88.96" draw:end-angle="271.12">
          <text:p/>
        </draw:ellipse>
        <draw:frame draw:style-name="gr113" draw:text-style-name="P9" draw:layer="layout" svg:width="3.144cm" svg:height="1.155cm" svg:x="10.459cm" svg:y="9.44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777cm" svg:y="12.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4.549cm" svg:y="13.1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2cm" svg:y="12.61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custom-shape draw:style-name="gr148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654cm)">
          <text:p/>
          <draw:enhanced-geometry svg:viewBox="0 0 21600 21600" draw:type="rectangle" draw:enhanced-path="M 0 0 L 21600 0 21600 21600 0 21600 0 0 Z N"/>
        </draw:custom-shape>
        <draw:custom-shape draw:style-name="gr156" draw:text-style-name="P47" draw:layer="layout" svg:width="3.15cm" svg:height="5.436cm" svg:x="10.54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13" draw:layer="layout" svg:width="2.147cm" svg:height="0.869cm" svg:x="20.683cm" svg:y="7.862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custom-shape draw:style-name="gr157" draw:text-style-name="P56" draw:layer="layout" svg:width="1.549cm" svg:height="0.914cm" svg:x="11.304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2.513cm" svg:y="14.02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071cm" svg:height="0.883cm" svg:x="11.429cm" svg:y="14.02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60" draw:text-style-name="P47" draw:layer="layout" svg:width="3.15cm" svg:height="2.134cm" svg:x="15.73cm" svg:y="12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965cm" svg:height="0.914cm" svg:x="16.756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7.438cm" svg:y="14.0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52" draw:text-style-name="P9" draw:layer="layout" svg:width="0.641cm" svg:height="0.883cm" svg:x="16.796cm" svg:y="14.02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frame draw:style-name="gr161" draw:text-style-name="P60" draw:layer="layout" svg:width="2.145cm" svg:height="0.802cm" svg:x="15.697cm" svg:y="8.773cm">
          <draw:text-box>
            <text:p text:style-name="P59"><text:span text:style-name="T8">Blocker</text:span></text:p>
          </draw:text-box>
        </draw:frame>
        <draw:custom-shape draw:style-name="gr99" draw:text-style-name="P40" draw:layer="layout" svg:width="0.813cm" svg:height="2.184cm" svg:x="16.352cm" svg:y="9.50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9" draw:style-name="dp1" draw:master-page-name="Default">
        <draw:custom-shape draw:style-name="gr162" draw:text-style-name="P41" draw:layer="layout" svg:width="6.502cm" svg:height="7.366cm" svg:x="7.442cm" svg:y="7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50" draw:layer="layout" svg:width="5.639cm" svg:height="7.366cm" svg:x="13.939cm" svg:y="7.604cm">
          <text:p text:style-name="P49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5.537cm" svg:height="7.366cm" svg:x="19.578cm" svg:y="7.604cm">
          <text:p text:style-name="P49"><text:s/></text:p>
          <draw:enhanced-geometry svg:viewBox="0 0 21600 21600" draw:mirror-vertical="true" draw:mirror-horizontal="false" draw:type="rectangle" draw:enhanced-path="M 0 0 L 21600 0 21600 21600 0 21600 0 0 Z N"/>
        </draw:custom-shape>
        <draw:frame draw:style-name="gr56" draw:text-style-name="P55" draw:layer="layout" svg:width="4.486cm" svg:height="0.962cm" svg:x="8.45cm" svg:y="7.703cm">
          <draw:text-box>
            <text:p text:style-name="P57"><text:span text:style-name="T5">Pre-</text:span><text:span text:style-name="T5">selection</text:span></text:p>
          </draw:text-box>
        </draw:frame>
        <draw:frame draw:style-name="gr57" draw:text-style-name="P55" draw:layer="layout" svg:width="4.841cm" svg:height="0.962cm" svg:x="19.926cm" svg:y="13.955cm">
          <draw:text-box>
            <text:p text:style-name="P57"><text:span text:style-name="T5">Post-</text:span><text:span text:style-name="T5">selection</text:span></text:p>
          </draw:text-box>
        </draw:frame>
        <draw:frame draw:style-name="gr58" draw:text-style-name="P55" draw:layer="layout" svg:width="3.749cm" svg:height="0.962cm" svg:x="14.884cm" svg:y="7.703cm">
          <draw:text-box>
            <text:p text:style-name="P57"><text:span text:style-name="T5">Interactio</text:span><text:span text:style-name="T5">n</text:span></text:p>
          </draw:text-box>
        </draw:frame>
        <draw:line draw:style-name="gr138" draw:text-style-name="P3" draw:layer="layout" svg:x1="13.939cm" svg:y1="7.604cm" svg:x2="13.939cm" svg:y2="14.97cm">
          <text:p/>
        </draw:line>
        <draw:line draw:style-name="gr66" draw:text-style-name="P5" draw:layer="layout" svg:x1="10.264cm" svg:y1="10.604cm" svg:x2="16.76cm" svg:y2="10.604cm">
          <text:p/>
        </draw:line>
        <draw:line draw:style-name="gr138" draw:text-style-name="P3" draw:layer="layout" svg:x1="19.578cm" svg:y1="7.604cm" svg:x2="19.578cm" svg:y2="14.97cm">
          <text:p/>
        </draw:line>
        <draw:line draw:style-name="gr67" draw:text-style-name="P5" draw:layer="layout" svg:x1="19.017cm" svg:y1="13.765cm" svg:x2="19.896cm" svg:y2="8.767cm">
          <text:p/>
        </draw:line>
        <draw:line draw:style-name="gr66" draw:text-style-name="P5" draw:layer="layout" svg:x1="9.777cm" svg:y1="13.709cm" svg:x2="10.336cm" svg:y2="10.539cm">
          <text:p/>
        </draw:line>
        <draw:line draw:style-name="gr71" draw:text-style-name="P4" draw:layer="layout" svg:x1="7.608cm" svg:y1="13.703cm" svg:x2="9.538cm" svg:y2="13.704cm">
          <text:p/>
        </draw:line>
        <draw:line draw:style-name="gr67" draw:text-style-name="P5" draw:layer="layout" svg:x1="9.065cm" svg:y1="13.7cm" svg:x2="19.094cm" svg:y2="13.7cm">
          <text:p/>
        </draw:line>
        <draw:custom-shape draw:style-name="gr106" draw:text-style-name="P32" draw:layer="layout" svg:width="1.372cm" svg:height="1.372cm" svg:x="14.153cm" svg:y="13.007cm">
          <text:p/>
          <draw:enhanced-geometry svg:viewBox="0 0 21600 21600" draw:type="rectangle" draw:enhanced-path="M 0 0 L 21600 0 21600 21600 0 21600 0 0 Z N"/>
        </draw:custom-shape>
        <draw:line draw:style-name="gr155" draw:text-style-name="P5" draw:layer="layout" svg:x1="19.618cm" svg:y1="10.604cm" svg:x2="23.186cm" svg:y2="10.604cm">
          <text:p/>
        </draw:line>
        <draw:ellipse draw:style-name="gr17" draw:text-style-name="P11" xml:id="id35" draw:id="id35" draw:layer="layout" svg:width="2.002cm" svg:height="1.285cm" draw:transform="skewX (-0.00785398163397448) rotate (-3.14159265358979) translate (24.155cm 11.279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637cm" svg:x2="24.727cm" svg:y2="11.598cm" draw:start-shape="id35" draw:start-glue-point="3" svg:d="M24150 10637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702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115cm" svg:height="0.917cm" svg:x="20.682cm" svg:y="9.577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line draw:style-name="gr155" draw:text-style-name="P5" draw:layer="layout" svg:x1="19.818cm" svg:y1="8.832cm" svg:x2="23.386cm" svg:y2="8.832cm">
          <text:p/>
        </draw:line>
        <draw:connector draw:style-name="gr18" draw:text-style-name="P3" draw:layer="layout" draw:type="curve" svg:x1="24.13cm" svg:y1="8.829cm" svg:x2="24.899cm" svg:y2="8.105cm" draw:start-shape="id36" draw:start-glue-point="3" svg:d="M24130 8829c952 0 568-724 769-724" svg:viewBox="0 0 770 725">
          <text:p/>
        </draw:connector>
        <draw:ellipse draw:style-name="gr17" draw:text-style-name="P11" xml:id="id36" draw:id="id36" draw:layer="layout" svg:width="2.002cm" svg:height="1.285cm" draw:transform="skewX (-0.00785398163397448) rotate (-3.14159265358979) translate (24.135cm 9.471cm)" draw:kind="cut" draw:start-angle="88.96" draw:end-angle="271.12">
          <text:p/>
        </draw:ellipse>
        <draw:frame draw:style-name="gr113" draw:text-style-name="P9" draw:layer="layout" svg:width="3.144cm" svg:height="1.155cm" svg:x="10.459cm" svg:y="9.44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4" draw:text-style-name="P9" draw:layer="layout" svg:width="2.712cm" svg:height="1.039cm" svg:x="15.777cm" svg:y="12.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5" draw:text-style-name="P9" draw:layer="layout" svg:width="0.677cm" svg:height="0.92cm" svg:x="14.549cm" svg:y="13.16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frame draw:style-name="gr118" draw:text-style-name="P9" draw:layer="layout" svg:width="1.723cm" svg:height="1.039cm" svg:x="10.62cm" svg:y="12.61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F0C1219FC7E75F5A.png" xlink:type="simple" xlink:show="embed" xlink:actuate="onLoad" loext:mime-type="image/png"/>
        </draw:frame>
        <draw:custom-shape draw:style-name="gr109" draw:text-style-name="P46" draw:layer="layout" svg:width="2.083cm" svg:height="0.203cm" draw:transform="rotate (-1.0471975511966) translate (19.163cm 9.654cm)">
          <text:p/>
          <draw:enhanced-geometry svg:viewBox="0 0 21600 21600" draw:type="rectangle" draw:enhanced-path="M 0 0 L 21600 0 21600 21600 0 21600 0 0 Z N"/>
        </draw:custom-shape>
        <draw:custom-shape draw:style-name="gr156" draw:text-style-name="P47" draw:layer="layout" svg:width="3.15cm" svg:height="5.436cm" svg:x="10.542cm" svg:y="9.0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13" draw:layer="layout" svg:width="2.147cm" svg:height="0.869cm" svg:x="20.683cm" svg:y="7.862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5EC1315CBF2B85D4.png" xlink:type="simple" xlink:show="embed" xlink:actuate="onLoad" loext:mime-type="image/png"/>
        </draw:frame>
        <draw:custom-shape draw:style-name="gr157" draw:text-style-name="P56" draw:layer="layout" svg:width="1.549cm" svg:height="0.914cm" svg:x="11.304cm" svg:y="14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2.513cm" svg:y="14.0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071cm" svg:height="0.883cm" svg:x="11.429cm" svg:y="14.02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60" draw:text-style-name="P47" draw:layer="layout" svg:width="3.15cm" svg:height="2.134cm" svg:x="15.73cm" svg:y="12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58" draw:layer="layout" svg:width="0.965cm" svg:height="0.914cm" svg:x="16.756cm" svg:y="14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186cm" svg:height="0.883cm" svg:x="17.438cm" svg:y="14.0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52" draw:text-style-name="P9" draw:layer="layout" svg:width="0.641cm" svg:height="0.883cm" svg:x="16.796cm" svg:y="14.02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frame draw:style-name="gr161" draw:text-style-name="P60" draw:layer="layout" svg:width="2.145cm" svg:height="0.802cm" svg:x="15.697cm" svg:y="8.773cm">
          <draw:text-box>
            <text:p text:style-name="P59"><text:span text:style-name="T8">Blocker</text:span></text:p>
          </draw:text-box>
        </draw:frame>
        <draw:custom-shape draw:style-name="gr99" draw:text-style-name="P40" draw:layer="layout" svg:width="0.813cm" svg:height="2.184cm" svg:x="16.352cm" svg:y="9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1" draw:layer="layout" svg:width="17.678cm" svg:height="7.366cm" svg:x="7.442cm" svg:y="7.604cm">
          <text:p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custom-shape draw:style-name="gr166" draw:text-style-name="P41" draw:layer="layout" svg:width="6.452cm" svg:height="10.82cm" svg:x="7.471cm" svg:y="5.385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42" draw:layer="layout" svg:width="5.639cm" svg:height="10.795cm" svg:x="13.881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68" draw:text-style-name="P43" draw:layer="layout" svg:width="5.639cm" svg:height="10.82cm" svg:x="19.481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138" draw:text-style-name="P3" draw:layer="layout" svg:x1="19.481cm" svg:y1="5.385cm" svg:x2="19.481cm" svg:y2="16.205cm">
          <text:p/>
        </draw:line>
        <draw:line draw:style-name="gr138" draw:text-style-name="P3" draw:layer="layout" svg:x1="13.881cm" svg:y1="5.385cm" svg:x2="13.881cm" svg:y2="16.205cm">
          <text:p/>
        </draw:line>
        <draw:custom-shape draw:style-name="gr169" draw:text-style-name="P61" draw:layer="layout" svg:width="13.056cm" svg:height="6.604cm" svg:x="8.597cm" svg:y="9.033cm">
          <text:p/>
          <draw:enhanced-geometry svg:viewBox="0 0 21600 21600" draw:type="rectangle" draw:enhanced-path="M 0 0 L 21600 0 21600 21600 0 21600 0 0 Z N"/>
        </draw:custom-shape>
        <draw:line draw:style-name="gr170" draw:text-style-name="P3" draw:layer="layout" svg:x1="13.259cm" svg:y1="7.96cm" svg:x2="13.259cm" svg:y2="13.675cm">
          <text:p/>
        </draw:line>
        <draw:line draw:style-name="gr170" draw:text-style-name="P3" draw:layer="layout" svg:x1="19.023cm" svg:y1="7.96cm" svg:x2="19.023cm" svg:y2="12.877cm">
          <text:p/>
        </draw:line>
        <draw:line draw:style-name="gr51" draw:text-style-name="P5" draw:layer="layout" svg:x1="7.668cm" svg:y1="11.651cm" svg:x2="9.284cm" svg:y2="12.239cm">
          <text:p/>
        </draw:line>
        <draw:line draw:style-name="gr49" draw:text-style-name="P5" draw:layer="layout" svg:x1="8.046cm" svg:y1="11.785cm" svg:x2="15.093cm" svg:y2="14.349cm">
          <text:p/>
        </draw:line>
        <draw:line draw:style-name="gr6" draw:text-style-name="P5" draw:layer="layout" svg:x1="9.649cm" svg:y1="12.302cm" svg:x2="15.093cm" svg:y2="10.321cm">
          <text:p/>
        </draw:line>
        <draw:line draw:style-name="gr6" draw:text-style-name="P5" draw:layer="layout" svg:x1="15.149cm" svg:y1="10.321cm" svg:x2="23.935cm" svg:y2="13.52cm">
          <text:p/>
        </draw:line>
        <draw:line draw:style-name="gr49" draw:text-style-name="P5" draw:layer="layout" svg:x1="15.097cm" svg:y1="14.351cm" svg:x2="23.933cm" svg:y2="11.134cm">
          <text:p/>
        </draw:line>
        <draw:line draw:style-name="gr7" draw:text-style-name="P5" draw:layer="layout" svg:x1="20.729cm" svg:y1="12.354cm" svg:x2="24.093cm" svg:y2="13.578cm">
          <text:p/>
        </draw:line>
        <draw:line draw:style-name="gr16" draw:text-style-name="P5" draw:layer="layout" svg:x1="20.729cm" svg:y1="12.3cm" svg:x2="24.093cm" svg:y2="11.075cm">
          <text:p/>
        </draw:line>
        <draw:g>
          <draw:custom-shape draw:style-name="gr132" draw:text-style-name="P40" draw:layer="layout" svg:width="6.35cm" svg:height="0.512cm" draw:transform="rotate (-1.5707963267949) translate (9.859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353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0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37" draw:id="id37" draw:layer="layout" svg:width="2.002cm" svg:height="1.285cm" draw:transform="skewX (-0.00785398163397442) rotate (2.79252680319093) translate (24.33cm 14.345cm)" draw:kind="cut" draw:start-angle="88.96" draw:end-angle="271.12">
          <text:p/>
        </draw:ellipse>
        <draw:connector draw:style-name="gr18" draw:text-style-name="P3" draw:layer="layout" draw:type="curve" draw:line-skew="-0.444cm" svg:x1="24.545cm" svg:y1="13.74cm" svg:x2="24.878cm" svg:y2="14.903cm" draw:start-shape="id37" draw:start-glue-point="3" svg:d="M24545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2.358cm" svg:y="10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7.4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5.9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341cm" svg:y1="9.294cm" svg:x2="16.341cm" svg:y2="10.535cm">
          <text:p/>
        </draw:line>
        <draw:custom-shape draw:style-name="gr27" draw:text-style-name="P18" draw:layer="layout" svg:width="0.822cm" svg:height="0.822cm" svg:x="8.642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642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042cm" svg:y="11.0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5.925cm" svg:y="7.6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7.508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3.609cm" svg:y="13.1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39" draw:layer="layout" svg:width="0.813cm" svg:height="8.28cm" svg:x="15.9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454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316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929cm" svg:y="5.565cm">
          <draw:text-box>
            <text:p><text:span text:style-name="T5">Interaction</text:span></text:p>
          </draw:text-box>
        </draw:frame>
        <draw:ellipse draw:style-name="gr17" draw:text-style-name="P11" xml:id="id38" draw:id="id38" draw:layer="layout" svg:width="2.002cm" svg:height="1.285cm" draw:transform="skewX (-0.00785398163397447) rotate (-2.79252680319093) translate (24.728cm 11.524cm)" draw:kind="cut" draw:start-angle="88.96" draw:end-angle="271.12">
          <text:p/>
        </draw:ellipse>
        <draw:connector draw:style-name="gr18" draw:text-style-name="P3" draw:layer="layout" draw:type="curve" draw:line-skew="-0.157cm" svg:x1="24.504cm" svg:y1="10.922cm" svg:x2="24.715cm" svg:y2="9.476cm" draw:start-shape="id38" draw:start-glue-point="3" svg:d="M24504 10922c555 0 449-1446 211-1446" svg:viewBox="0 0 405 1447">
          <text:p/>
        </draw:connector>
        <draw:custom-shape draw:style-name="gr27" draw:text-style-name="P18" draw:layer="layout" svg:width="0.822cm" svg:height="0.822cm" svg:x="23.609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47" draw:layer="layout" svg:width="1.778cm" svg:height="1.067cm" svg:x="11.4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40" draw:text-style-name="P9" draw:layer="layout" svg:width="0.216cm" svg:height="1.027cm" svg:x="12.941cm" svg:y="7.15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1" draw:text-style-name="P9" draw:layer="layout" svg:width="1.245cm" svg:height="1.027cm" svg:x="11.613cm" svg:y="7.15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g>
          <draw:frame draw:style-name="gr142" draw:text-style-name="P9" draw:layer="layout" svg:width="0.224cm" svg:height="0.943cm" svg:x="18.663cm" svg:y="7.23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  <draw:frame draw:style-name="gr143" draw:text-style-name="P9" draw:layer="layout" svg:width="0.637cm" svg:height="0.943cm" svg:x="17.969cm" svg:y="7.23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F0C1219FC7E75F5A.png" xlink:type="simple" xlink:show="embed" xlink:actuate="onLoad" loext:mime-type="image/png"/>
          </draw:frame>
        </draw:g>
        <draw:custom-shape draw:style-name="gr173" draw:text-style-name="P47" draw:layer="layout" svg:width="1.27cm" svg:height="1.067cm" svg:x="17.7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1" draw:layer="layout" svg:width="17.678cm" svg:height="10.82cm" svg:x="7.442cm" svg:y="5.3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Gradient_20_56" draw:display-name="Gradient 56" draw:style="axial" draw:start-color="#ffffff" draw:end-color="#cccccc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6-01-02T21:02:31.501103415</dc:date>
    <meta:editing-duration>P11DT21H39M16S</meta:editing-duration>
    <meta:editing-cycles>195</meta:editing-cycles>
    <meta:generator>LibreOffice/6.4.7.2$Linux_X86_64 LibreOffice_project/40$Build-2</meta:generator>
    <meta:document-statistic meta:object-count="859"/>
  </office:meta>
</office:document-meta>
</file>